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1" svg:font-family="Arial, Tahoma, Helvetica, FreeSans, sans-serif"/>
    <style:font-face style:name="UbuntuMono" svg:font-family="UbuntuMono, courier, monospace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1e5" officeooo:paragraph-rsid="001821e5"/>
    </style:style>
    <style:style style:name="P2" style:family="paragraph" style:parent-style-name="Standard">
      <style:text-properties officeooo:rsid="001821e5" officeooo:paragraph-rsid="001da661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21e5" officeooo:paragraph-rsid="001821e5" style:font-weight-asian="bold" style:font-weight-complex="bold"/>
    </style:style>
    <style:style style:name="P4" style:family="paragraph" style:parent-style-name="Standard">
      <style:text-properties officeooo:rsid="0018e425" officeooo:paragraph-rsid="0018e425"/>
    </style:style>
    <style:style style:name="P5" style:family="paragraph" style:parent-style-name="Standard">
      <style:text-properties fo:font-variant="normal" fo:text-transform="none" fo:color="#000000" style:font-name="Arial" fo:font-size="6.09999990463257pt" fo:letter-spacing="normal" fo:font-style="normal" fo:font-weight="bold" officeooo:rsid="0018e425" officeooo:paragraph-rsid="0018e425"/>
    </style:style>
    <style:style style:name="P6" style:family="paragraph" style:parent-style-name="Standard">
      <style:text-properties officeooo:rsid="001bd4e3" officeooo:paragraph-rsid="001bd4e3"/>
    </style:style>
    <style:style style:name="P7" style:family="paragraph" style:parent-style-name="Standard">
      <style:text-properties officeooo:rsid="001844e8" officeooo:paragraph-rsid="001821e5"/>
    </style:style>
    <style:style style:name="P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821e5" officeooo:paragraph-rsid="0018e425"/>
    </style:style>
    <style:style style:name="P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a1ba8" officeooo:paragraph-rsid="001a1ba8"/>
    </style:style>
    <style:style style:name="P10" style:family="paragraph" style:parent-style-name="Text_20_body">
      <style:paragraph-properties style:line-height-at-least="0.298cm" fo:text-align="start" style:justify-single-word="false" fo:widows="1"/>
      <style:text-properties fo:font-variant="normal" fo:text-transform="none" fo:color="#000000" fo:font-size="12pt" fo:letter-spacing="normal" fo:font-style="normal" fo:font-weight="bold"/>
    </style:style>
    <style:style style:name="P11" style:family="paragraph" style:parent-style-name="Text_20_body">
      <style:paragraph-properties fo:margin-top="0cm" fo:margin-bottom="0cm" style:contextual-spacing="false" style:line-height-at-least="0.298cm" fo:text-align="start" style:justify-single-word="false" fo:widows="1" style:writing-mode="lr-tb"/>
      <style:text-properties fo:font-variant="normal" fo:text-transform="none" fo:color="#000000" style:font-name="Arial1" fo:font-size="6.09999990463257pt" fo:letter-spacing="normal" fo:font-style="normal" fo:font-weight="normal"/>
    </style:style>
    <style:style style:name="P12" style:family="paragraph" style:parent-style-name="Text_20_body">
      <style:paragraph-properties style:line-height-at-least="0.298cm" fo:text-align="start" style:justify-single-word="false" fo:widows="1" style:writing-mode="lr-tb"/>
      <style:text-properties fo:font-variant="normal" fo:text-transform="none" fo:color="#000000" style:font-name="Arial1" fo:font-size="6.09999990463257pt" fo:letter-spacing="normal" fo:font-style="normal" fo:font-weight="normal"/>
    </style:style>
    <style:style style:name="P13" style:family="paragraph" style:parent-style-name="Text_20_body">
      <style:paragraph-properties fo:line-height="150%" fo:text-align="start" style:justify-single-word="false" fo:widows="1" style:writing-mode="lr-tb"/>
      <style:text-properties fo:font-variant="normal" fo:text-transform="none" fo:color="#000000" style:font-name="Arial1" fo:font-size="6.09999990463257pt" fo:letter-spacing="normal" fo:font-style="normal" fo:font-weight="normal"/>
    </style:style>
    <style:style style:name="P14" style:family="paragraph" style:parent-style-name="Text_20_body">
      <style:paragraph-properties fo:margin-left="0cm" fo:margin-right="0cm" style:line-height-at-least="0.298cm" fo:text-align="start" style:justify-single-word="false" fo:widows="1" fo:text-indent="0cm" style:auto-text-indent="false"/>
    </style:style>
    <style:style style:name="P15" style:family="paragraph" style:parent-style-name="Text_20_body">
      <style:paragraph-properties fo:margin-left="0cm" fo:margin-right="0cm" style:line-height-at-least="0.298cm" fo:text-align="start" style:justify-single-word="false" fo:widows="1" fo:text-indent="0cm" style:auto-text-indent="false"/>
      <style:text-properties fo:font-variant="normal" fo:text-transform="none" fo:color="#000000" style:font-name="Arial" fo:font-size="6.09999990463257pt" fo:letter-spacing="normal" fo:font-style="normal" fo:font-weight="bold"/>
    </style:style>
    <style:style style:name="P16" style:family="paragraph" style:parent-style-name="Text_20_body">
      <style:paragraph-properties fo:margin-left="0cm" fo:margin-right="0cm" style:line-height-at-least="0.298cm" fo:text-align="start" style:justify-single-word="false" fo:widows="1" fo:text-indent="0cm" style:auto-text-indent="false"/>
      <style:text-properties fo:font-variant="normal" fo:text-transform="none" fo:color="#000000" style:font-name="Arial" fo:font-size="12pt" fo:letter-spacing="normal" fo:font-style="normal" fo:font-weight="bold"/>
    </style:style>
    <style:style style:name="P17" style:family="paragraph" style:parent-style-name="Text_20_body">
      <style:paragraph-properties fo:margin-left="0cm" fo:margin-right="0cm" style:line-height-at-least="0.298cm" fo:text-align="start" style:justify-single-word="false" fo:widows="1" fo:text-indent="0cm" style:auto-text-indent="false"/>
      <style:text-properties fo:font-variant="normal" fo:text-transform="none" fo:color="#000000" fo:font-size="6.09999990463257pt" fo:letter-spacing="normal" fo:font-style="normal" fo:font-weight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style:line-height-at-least="0.298cm" fo:text-align="start" style:justify-single-word="false" fo:widows="1" fo:text-indent="0cm" style:auto-text-indent="false" style:writing-mode="lr-tb"/>
      <style:text-properties fo:font-variant="normal" fo:text-transform="none" fo:color="#000000" style:font-name="Arial" fo:font-size="12pt" fo:letter-spacing="normal" fo:font-style="normal" fo:font-weight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 style:writing-mode="lr-tb"/>
      <style:text-properties fo:font-variant="normal" fo:text-transform="none" fo:color="#000000" style:font-name="Arial" fo:font-size="10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0.298cm" fo:text-align="start" style:justify-single-word="false" fo:widows="1" fo:text-indent="0cm" style:auto-text-indent="false" style:writing-mode="lr-tb"/>
      <style:text-properties style:font-name="Arial" fo:font-size="12pt" fo:font-weight="bold"/>
    </style:style>
    <style:style style:name="P22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widows="1" fo:text-indent="0cm" style:auto-text-indent="false"/>
    </style:style>
    <style:style style:name="P24" style:family="paragraph" style:parent-style-name="Preformatted_20_Text">
      <style:text-properties officeooo:rsid="0018e425" officeooo:paragraph-rsid="0018e425"/>
    </style:style>
    <style:style style:name="P25" style:family="paragraph" style:parent-style-name="Preformatted_20_Text">
      <style:paragraph-properties fo:text-align="start" style:justify-single-word="false" fo:widows="1"/>
    </style:style>
    <style:style style:name="P26" style:family="paragraph" style:parent-style-name="Preformatted_20_Text">
      <style:paragraph-properties fo:margin-top="0cm" fo:margin-bottom="0.499cm" style:contextual-spacing="false" fo:text-align="start" style:justify-single-word="false" fo:widows="1"/>
    </style:style>
    <style:style style:name="P27" style:family="paragraph" style:parent-style-name="Preformatted_20_Text">
      <style:paragraph-properties fo:margin-top="0cm" fo:margin-bottom="0.499cm" style:contextual-spacing="false" style:line-height-at-least="0.332cm" fo:text-align="start" style:justify-single-word="false" fo:widows="1" fo:background-color="#f0f0f0" fo:padding="0.049cm" fo:border="0.06pt dashed #cccccc">
        <style:background-image/>
      </style:paragraph-properties>
    </style:style>
    <style:style style:name="P28" style:family="paragraph" style:parent-style-name="Preformatted_20_Text">
      <style:paragraph-properties fo:margin-top="0cm" fo:margin-bottom="0.499cm" style:contextual-spacing="false" style:line-height-at-least="0.332cm" fo:text-align="start" style:justify-single-word="false" fo:widows="1" fo:background-color="#f0f0f0" fo:padding="0.049cm" fo:border="0.06pt dashed #cccccc" style:writing-mode="lr-tb">
        <style:background-image/>
      </style:paragraph-properties>
    </style:style>
    <style:style style:name="P29" style:family="paragraph" style:parent-style-name="Preformatted_20_Text">
      <style:paragraph-properties style:line-height-at-least="0.332cm" fo:text-align="start" style:justify-single-word="false" fo:widows="1" fo:background-color="#f0f0f0" fo:padding="0.049cm" fo:border="0.06pt dashed #cccccc" style:writing-mode="lr-tb">
        <style:background-image/>
      </style:paragraph-properties>
    </style:style>
    <style:style style:name="P30" style:family="paragraph" style:parent-style-name="Standard">
      <style:text-properties officeooo:rsid="001821e5" officeooo:paragraph-rsid="001821e5"/>
    </style:style>
    <style:style style:name="P31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fo:font-size="12pt" fo:letter-spacing="normal" fo:font-style="normal" fo:font-weight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5.65000009536743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bold"/>
    </style:style>
    <style:style style:name="T6" style:family="text">
      <style:text-properties fo:font-variant="normal" fo:text-transform="none" fo:color="#000000" fo:font-size="6.09999990463257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6.09999990463257pt" fo:letter-spacing="normal" fo:font-style="normal" fo:font-weight="bold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9" style:family="text">
      <style:text-properties fo:font-variant="normal" fo:text-transform="none" fo:color="#000000" style:font-name="Arial" fo:letter-spacing="normal" fo:font-style="normal" fo:font-weight="normal"/>
    </style:style>
    <style:style style:name="T10" style:family="text">
      <style:text-properties fo:background-color="#ffffff" loext:char-shading-value="0"/>
    </style:style>
    <style:style style:name="T11" style:family="text">
      <style:text-properties style:font-name="Arial" fo:font-weight="bold" fo:background-color="#ffffff" loext:char-shading-value="0"/>
    </style:style>
    <style:style style:name="T12" style:family="text">
      <style:text-properties style:font-name="Arial" fo:font-size="10pt"/>
    </style:style>
    <style:style style:name="T13" style:family="text">
      <style:text-properties fo:color="#333333" style:font-name="Arial" fo:font-weight="bold" fo:background-color="#ffffff" loext:char-shading-value="0"/>
    </style:style>
    <style:style style:name="T14" style:family="text">
      <style:text-properties officeooo:rsid="001da6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 text:c="4"/><text:span text:style-name="T1">Making up IOSXR simulator using Qemu</text:span></text:p>
      <text:p text:style-name="P1"/>
      <text:p text:style-name="P1"/>
      <text:p text:style-name="P3">Steps : </text:p>
      <text:p text:style-name="P1"/>
      <text:p text:style-name="P6">1] First Step up the br0 with tap0 interface</text:p>
      <text:p text:style-name="P6"/>
      <text:p text:style-name="P9"><text:a xlink:type="simple" xlink:href="http://myhomelab.blogspot.in/2011/12/add-loopbacks-in-ubuntu-for-gns3.html">http://myhomelab.blogspot.in/2011/12/add-loopbacks-in-ubuntu-for-gns3.html</text:a></text:p>
      <text:p text:style-name="P9"/>
      <text:p text:style-name="P1"/>
      <text:p text:style-name="P4">Making br0 interface up:</text:p>
      <text:p text:style-name="P4"/>
      <text:p text:style-name="P24"/>
      <text:p text:style-name="P5">First we need to install the utility programs and bridge-utils<text:span text:style-name="T10"> to be able to create network bridges</text:span></text:p>
      <text:p text:style-name="P29"><text:span text:style-name="Source_20_Text"><text:span text:style-name="T3"><text:s/></text:span></text:span><text:span text:style-name="Source_20_Text"><text:span text:style-name="T2">sudo apt-get install uml-utilities <text:s text:c="2"/></text:span></text:span></text:p>
      <text:p text:style-name="P28"><text:span text:style-name="Source_20_Text"><text:span text:style-name="T3"><text:s/></text:span></text:span><text:span text:style-name="Source_20_Text"><text:span text:style-name="T2">sudo apt-get install bridge-utils</text:span></text:span></text:p>
      <text:p text:style-name="P12"><text:line-break/><text:span text:style-name="T11">Load module for tunneling</text:span></text:p>
      <text:p text:style-name="P28"><text:span text:style-name="Source_20_Text"><text:span text:style-name="T3"><text:s/></text:span></text:span><text:span text:style-name="Source_20_Text"><text:span text:style-name="T2">modprobe tun <text:s/></text:span></text:span></text:p>
      <text:p text:style-name="P13"><text:span text:style-name="T12"><text:line-break/></text:span><text:span text:style-name="T13">Backup the current interfaces file with a copy (that has the current date)</text:span></text:p>
      <text:p text:style-name="P28"><text:span text:style-name="Source_20_Text"><text:span text:style-name="T3"><text:s/></text:span></text:span><text:span text:style-name="Source_20_Text"><text:span text:style-name="T2">sudo cp /etc/network/interfaces /etc/network/interfaces.`date +%F-%T` <text:s text:c="2"/></text:span></text:span></text:p>
      <text:p text:style-name="P11"/>
      <text:p text:style-name="P14"><text:span text:style-name="T5">Create a TUN/TAP device</text:span><text:line-break/><text:span text:style-name="T6">The setup needs to be done as root, but once that's done, there is no need for root assistance. Setting up the device is done as follows</text:span></text:p>
      <text:p text:style-name="P23"><text:span text:style-name="Source_20_Text"><text:span text:style-name="T3"><text:s/></text:span></text:span><text:span text:style-name="Source_20_Text"><text:span text:style-name="T4">sudo tunctl -t tap0 <text:s/></text:span></text:span></text:p>
      <text:p text:style-name="P14"><text:line-break/><text:span text:style-name="T8">Remove ip addressing and set eth0 and tap0 to promiscuous mode</text:span><text:span text:style-name="T7"> </text:span></text:p>
      <text:p text:style-name="P22"><text:span text:style-name="Source_20_Text"><text:span text:style-name="T3"><text:s/></text:span></text:span><text:span text:style-name="Source_20_Text"><text:span text:style-name="T4">sudo ifconfig eth0 0.0.0.0 promisc up <text:s text:c="2"/></text:span></text:span></text:p>
      <text:p text:style-name="P26"><text:span text:style-name="Source_20_Text"><text:span text:style-name="T3"><text:s/></text:span></text:span><text:span text:style-name="Source_20_Text"><text:span text:style-name="T4">sudo ifconfig tap0 0.0.0.0 promisc up <text:s/></text:span></text:span></text:p>
      <text:p text:style-name="P14"><text:span text:style-name="T6"><text:line-break/></text:span><text:span text:style-name="T8">Create a new bridge interface</text:span></text:p>
      <text:p text:style-name="P23"><text:span text:style-name="Source_20_Text"><text:span text:style-name="T3"><text:s/></text:span></text:span><text:span text:style-name="Source_20_Text"><text:span text:style-name="T4">sudo brctl addbr br0 <text:s/></text:span></text:span></text:p>
      <text:p text:style-name="P14"><text:span text:style-name="T6"><text:line-break/></text:span><text:span text:style-name="T7">Check the created bridge</text:span></text:p>
      <text:p text:style-name="P22"><text:span text:style-name="Source_20_Text"><text:span text:style-name="T3"><text:s/></text:span></text:span><text:span text:style-name="Source_20_Text"><text:span text:style-name="T4">brctl show <text:s/></text:span></text:span></text:p>
      <text:p text:style-name="P25"><text:span text:style-name="Source_20_Text"><text:span text:style-name="T3"><text:s text:c="2"/></text:span></text:span><text:span text:style-name="Source_20_Text"><text:span text:style-name="T4">bridge name <text:s/>bridge id <text:s text:c="3"/>STP enabled <text:s/>interfaces <text:s/></text:span></text:span></text:p>
      <text:p text:style-name="P26"><text:span text:style-name="Source_20_Text"><text:span text:style-name="T3"><text:s/></text:span></text:span><text:span text:style-name="Source_20_Text"><text:span text:style-name="T4">br0 <text:s text:c="3"/>8000.000000000000 <text:s/>no <text:s text:c="5"/></text:span></text:span></text:p>
      <text:p text:style-name="P31"><text:line-break/>Add tap0 and eth0 to the bridge group</text:p>
      <text:p text:style-name="P22"><text:span text:style-name="Source_20_Text"><text:span text:style-name="T3"><text:s/></text:span></text:span><text:span text:style-name="Source_20_Text"><text:span text:style-name="T4">sudo brctl addif br0 tap0 <text:s text:c="2"/></text:span></text:span></text:p>
      <text:p text:style-name="P26"><text:span text:style-name="Source_20_Text"><text:span text:style-name="T3"><text:s/></text:span></text:span><text:span text:style-name="Source_20_Text"><text:span text:style-name="T4">sudo brctl addif br0 eth0 <text:s text:c="2"/></text:span></text:span></text:p>
      <text:p text:style-name="P15">To see the new interfaces under the bridge</text:p>
      <text:p text:style-name="P22"><text:soft-page-break/><text:span text:style-name="Source_20_Text"><text:span text:style-name="T3"><text:s/></text:span></text:span><text:span text:style-name="Source_20_Text"><text:span text:style-name="T9">brctl show <text:s/></text:span></text:span></text:p>
      <text:p text:style-name="P25"><text:span text:style-name="Source_20_Text"><text:span text:style-name="T3"><text:s/></text:span></text:span><text:span text:style-name="Source_20_Text"><text:span text:style-name="T9">bridge name <text:s/>bridge id <text:s text:c="3"/>STP enabled <text:s/>interfaces <text:s/></text:span></text:span></text:p>
      <text:p text:style-name="P25"><text:span text:style-name="Source_20_Text"><text:span text:style-name="T3"><text:s/></text:span></text:span><text:span text:style-name="Source_20_Text"><text:span text:style-name="T9">br0 <text:s text:c="3"/>8000.001fc675588b <text:s/>no <text:s text:c="3"/>eth0 <text:s/></text:span></text:span></text:p>
      <text:p text:style-name="P26"><text:span text:style-name="Source_20_Text"><text:span text:style-name="T3"><text:s text:c="33"/></text:span></text:span><text:span text:style-name="Source_20_Text"><text:span text:style-name="T9">tap0 <text:s/></text:span></text:span></text:p>
      <text:p text:style-name="P18"/>
      <text:p text:style-name="P19"/>
      <text:p text:style-name="P16">Enable the bridge interface and give it an ip address</text:p>
      <text:p text:style-name="P22"><text:span text:style-name="Source_20_Text"><text:span text:style-name="T3"><text:s/></text:span></text:span><text:span text:style-name="Source_20_Text"><text:span text:style-name="T9">sudo ifconfig br0 up <text:s/></text:span></text:span></text:p>
      <text:p text:style-name="P26"><text:span text:style-name="Source_20_Text"><text:span text:style-name="T3"><text:s/></text:span></text:span><text:span text:style-name="Source_20_Text"><text:span text:style-name="T9">sudo ifconfig br0 192.168.0.77/24 <text:s/></text:span></text:span></text:p>
      <text:p text:style-name="P20"/>
      <text:p text:style-name="P17">Or force interface to get IP address from DHCP</text:p>
      <text:p text:style-name="P23"><text:span text:style-name="Source_20_Text"><text:span text:style-name="T3"><text:s/></text:span></text:span><text:span text:style-name="Source_20_Text"><text:span text:style-name="T4">sudo dhclient br0 <text:s/></text:span></text:span></text:p>
      <text:p text:style-name="P21"/>
      <text:p text:style-name="P10">Configure the default route</text:p>
      <text:p text:style-name="P27"><text:span text:style-name="Source_20_Text"><text:span text:style-name="T3"><text:s/></text:span></text:span><text:span text:style-name="Source_20_Text"><text:span text:style-name="T2">sudo route add default gw 192.168.0.1 <text:s text:c="2"/></text:span></text:span></text:p>
      <text:p text:style-name="P24"/>
      <text:p text:style-name="P4"/>
      <text:p text:style-name="P8"/>
      <text:p text:style-name="P1"/>
      <text:p text:style-name="P1">1] Download the Cisco image from <text:s/>: <text:s/>https://upload.cisco.com/cgi-bin/swc/fileexg/main.cgi?CONTYPES=Cisco-IOS-XRv </text:p>
      <text:p text:style-name="P1"><text:s text:c="3"/>Version that we used <text:s/>: <text:s text:c="2"/>(https://upload.cisco.com/cgi-bin/swc/fileexg/main.cgi/iosxrv-k9-demo.vmdk-6.0.1?menu=download&amp;file=766800.bin&amp;encrypted_flag=1&amp;file_name=FileExg/102404/766800.bin/iosxrv-k9-demo.vmdk-6.0.1&amp;CONTYPES=Cisco-IOS-XRv&amp;sub_forum=Cisco%20IOS%20XRv%20Release%20601) </text:p>
      <text:p text:style-name="P1"/>
      <text:p text:style-name="P1"/>
      <text:p text:style-name="P1">2] Install Qemu. </text:p>
      <text:p text:style-name="P1"/>
      <text:p text:style-name="P1">3] Copy the images, as how many routers your required. </text:p>
      <text:p text:style-name="P1"><text:s text:c="3"/>example : IOSXR_image_1 , IOSXR_image_2 </text:p>
      <text:p text:style-name="P1"/>
      <text:p text:style-name="P1">4] router1 : </text:p>
      <text:p text:style-name="P1"/>
      <text:p text:style-name="P2"><text:s text:c="4"/><text:span text:style-name="T14">sudo qemu-system-x86_64 -nographic -m 4048 -enable-kvm -hda /home/root1/Work/ONOS/Cisco_Image/iosxrv-k9-demo.vmdk-6.0.1 -serial telnet::9101,server,nowait -serial telnet::9102,server,nowait -net socket,listen=localhost:9001,vlan=1 -net nic,model=virtio,vlan=1,macaddr=00:01:00:ff:00:00 -net socket,listen=localhost:9002,vlan=2 -net nic,model=virtio,vlan=2,macaddr=00:01:00:ff:00:01 -netdev tap,id=tap0,ifname=tap0,script=no,downscript=no -device driver=virtio-net,netdev=tap0</text:span></text:p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5] router 2 : </text:p>
      <text:p text:style-name="P1"/>
      <text:p text:style-name="P2"><text:s text:c="3"/><text:span text:style-name="T14">sudo qemu-system-x86_64 -nographic -m 4048 -enable-kvm -hda /home/root1/Work/ONOS/Cisco_Image/iosxrv-k9-demo.vmdk-6.0.2 -serial telnet::9201,server,nowait -serial telnet::9202,server,nowait -net socket,connect=localhost:9001,vlan=1 -net nic,model=virtio,vlan=1,macaddr=00:01:00:ff:00:10 -net socket,connect=localhost:9002,vlan=2 -net nic,model=virtio,vlan=2,macaddr=00:01:00:ff:00:11 -netdev tap,id=tap0,ifname=tap0,script=no,downscript=no </text:span>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Arial1" svg:font-family="Arial, Tahoma, Helvetica, FreeSans, sans-serif"/>
    <style:font-face style:name="UbuntuMono" svg:font-family="UbuntuMono, courier, monospace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9:29:10.918324444</meta:creation-date>
    <dc:date>2016-07-04T19:52:15.186736710</dc:date>
    <meta:editing-duration>PT1H29M15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3" meta:paragraph-count="48" meta:word-count="319" meta:character-count="3049" meta:non-whitespace-character-count="2613"/>
  </office:meta>
</office:document-meta>
</file>